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044-59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Amazon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Botanica Brasíl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Cirúrgica Brasilei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Crystallographica. Section 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Cyt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Gastroenterológica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Histochemic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Horticultur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Neuropatholog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Paediatrica (Os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Parasit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Protozoologica (Dru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Radiologica (198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Scientiae Veterinaria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Scientiarum (UEM)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Scientiarum. Agronom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Trop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Veterinaria Brasilica (UFER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cta Zoologica (Stockhol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7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dvance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08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dvance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esthetic Plastic Surg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frican Journal of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8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IDS (Suppleme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IDS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IDS patient care and ST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IDS Research and Human Retroviru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llergologia et Immunopathologia (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8-19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llergy &amp; Clinical Immunolog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54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llergy and Asthma Proceeding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bito Ho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Agricultural and Bi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Applied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34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Biochemistry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He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Human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1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Infection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Medical Genetics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6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Physiology. Lung Cellular and Molecular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85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Physiology. Rena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Public Health (197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89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Reproductive Immunology and Microbiology (Cessou em 1988. Cont. 1046-7408 American Journal of Reproductive Immu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5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Rhinology (Cessou em 2008. Cont. ISSN 1945-8924 American Journal of Rhinology &amp; Aller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erobe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is Brasileiros de Der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80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is da Sociedade Entomológica do Brasil (Impresso) (Cessou em 2000. Cont. ISSN 1519-566X Neotropical Entom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lytical Bi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alytical Cellular Pathology (Cessou em 2003. Fundiu-se com ISSN 0884-6812 Analytical and Quantitative Cytology and Histology e ISSN 1570-5870 Cellular Onc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2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gewandte Chemi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0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l Aggrawal's Internet Journal of Forensic Medicine and Toxic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Behaviou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5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Bi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Feed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5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Health Research Revi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imal Reproduction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Allergy, Asthma &amp;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Clinical Microbiology and Antimicrob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Intern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85-38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Medicine (Helsinki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the New York Academy of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nals of Tropical Paediatr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arctic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55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biotiques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cancer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5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microbial Agents and Chemo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oxidants &amp; Redox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ntonie van Leeuwenhoek (Gedruk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1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optosi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Biochemistr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6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Bioinfor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Immunohistochemistry (Cessou em 1998. Fundiu-se com ISSN 1073-1180 Cell Vision e Applied Immunohistochemistry &amp; Molecular Morph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Microbi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Radiation and Isotop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3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pplied Soil E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quaculture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 der Pharmazie (Weinhei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1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 fur Hydrobiologie. Supplementband, Algological Studies (Cessou em 2007. Cont. ISSN 1864-1318 Algological Studies (2007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Dermat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Medic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9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Medical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Oral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es of 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chivos Latinoamericanos de Nutri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e Ciências da Saúde (FAME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e Gastroenter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e Neuro-Psiquiat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quivos do Instituto Biológic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6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teriosclerosis, Thrombosis, and Vas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0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rthropod Structure &amp;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therosclerosi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tlân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8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tlántid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8-32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tlas of Genetics and Cytogenetics in Oncology and Haema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3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tomic Spectroscop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ustralian Veterinar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9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utoimmunit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9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utoimmunit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0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vian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4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Avian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ehavioural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ehaviour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Assay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ell (Mendo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Engineer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Journal (London. 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cal Systematics and E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stry (Eas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ca et Biophysica Acta.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ca et Biophysica Acta. Molecular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chimie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ikos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a Plantarum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 &amp; Pharmaceutic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 Contro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 Rhythm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icals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logy and Fertility of Soi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1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médica (Bogot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medicine &amp; Pharmaco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organic &amp;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physical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science (Washingt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technology and Applie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technology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technology Progres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lood (Philadelphia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lood Coagulation &amp; Fibrino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Bio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Cel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Developmenta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Ec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Evolutionary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Infectious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Micro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Phys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Pulmonary Medic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Research No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C Structural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MJ. British Medical Journal (International ed.) (Cessou em 2008. Fundiu-se com ISSN 0959-535X BMJ. British Medical Journal e ISSN 1759-2151 BMJ (Overseas and Retired Dctors ed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9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letim da Sociedade Brasileira de Lim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5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letim do Laboratorio Regional de Diagnostic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letim do Museu de Biologia Mello Leit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letim Epidemiológico A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one Marrow Transplantation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gantia (São Paulo, 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i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in, Behavior,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sília 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B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7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Oral Biology (Portuguese edition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Physic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Veterinary 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itish Journal of Ha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itish Journal of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itish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ulletin de la Société de Pathologie Exo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Bulletin of Tropical Medicine and International Healt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dernos de Pós-Graduação (UNINO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lcified Tissu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4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adian Entomologis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adian Journal of Micro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adian Journal of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adian Journal of Ophthalm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adian Veterinar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Cell Internatio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Chemotherap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Genetics and Cyto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0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Immunology and Immuno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nc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arie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6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and Tissue Bank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Biochemistry and Bio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Biochemistry and Fun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Biology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Biology Internatio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0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Death and Differenti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15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 Motility and the Cytoskelet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ular and Molecular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7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ular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ular Micro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9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ellular Physiology and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cal Biology &amp; Drug Desig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2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cal Immunology and Aller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86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cal Sen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co-Biological Intera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stry &amp; Biodiversi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istry and Physics of Lip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ospher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motherapy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irality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hronobiolog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Animal Brasileira (UF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e Agrotecnologia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e Saúde Cole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5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em Te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Odontológ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ência Rur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5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encia Tecnologia y Desarrol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rcular Técnica (Embrapa Pantan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ínica Veteriná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5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&amp; Developmental Immu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Vaccine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and Vaccine Immu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Drug Investig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0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Journal of the American Society of Neph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5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Nutrition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54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Ophthalmology (Cessou em 2008. Cont. ISSN 1177-5483 Clinical Ophthalmology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Oral Investig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05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Reviews in Allergy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Rheumatology (Printe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al Transplan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linic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2-08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municative &amp; Integrative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munity Dental Healt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8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mparative Medicine (Memph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ntinental Shelf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rne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osmetics &amp; toiletries (Ed. portugu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ritical Care (London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ry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5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ryptogamie. Alg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8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Clinical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0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Drug Targets. Infectious Disord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Enzyme Inhibi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0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HIV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Molecular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6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Molecular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30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Opinion in Endocrinology &amp; Diabetes (Cessou em 2006. Cont. ISSN 1752-296X Current Opinion in Endocrinology, Diabetes and Obesity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Opinion in Infectious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Opinion in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4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Opinion in Structur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Pharmaceutical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Pharmaceutical Desig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2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urrent Topics in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bios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1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kine &amp; Growth Factor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7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metry (New York, N.Y.) (Cessou em 2002. Fundiu-se com ISSN 0966-9051 Bioimaging (Bristol. 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metry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metry. Part B, Clinical Cyt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0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technology (Dordrech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2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Cytotherap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4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er Hautarzt (Ber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94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evelopment, Genes and Evolu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30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evelopmental and Compara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agnostic Cytopat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agnostic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e Pharmazie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gestive Diseases and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seases of Aquatic Organis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95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iversity and Distribu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8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NA Repai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51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NA Sequ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rug Target Insigh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cotoxicology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cotoxicology and Environmental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instein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JD. European Journal of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lectronics Let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2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MBO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merging Infectious Diseas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3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docrine, Metabolic and Immune Disorders. Drug Targe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47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fermedades Emergentes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0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fermedades Infecciosas y Microbiología Clínic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tomologia Experimentalis et Applicat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tomología y Vecto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tomological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5-79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Biosafety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vironmental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nzyme and Microbial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pidemiologia e Serviços de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pidemiology (Cambridge, Mass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4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pidemiology and Infec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pidemiology and Infec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karyotic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karyotic Cel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4-14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Annals of Allergy and Clinical Immu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3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Cel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Clinical Investig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Clinic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1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Echocardi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57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Entomology (Ceské Budejovice,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Immunogenet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41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Immunology (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Medici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Or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Pain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Pediatr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7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Protist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4-55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uropean Journal of Soi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&amp; Applied Aca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Lung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imental Parasi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5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Opinion on Biolog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Opinion on Therapeutic Pat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Opinion on Therapeutic Targe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72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Review of Anti-Infective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6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Review of Endocrinology &amp; Metabolism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4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Review of Prote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5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pert Review of Vacci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06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Extremophiles (Tokyo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auna da Amazôn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B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Microbiology Immunology (Cessou em 1992. Cont. ISSN 0928-8244 FEMS Immunology and Medical Microbiology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Microbi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Microbiology,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MS Yeas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ertility and Ster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itness &amp; Performance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lavour and Fragrance Jour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lha Me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lia Microbiologica (Prag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lia Parasitologica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Research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od Technolog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rontiers in Bi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9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undamental and Applied Lim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Fungal Genetics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0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astroenterology (New York, N.Y. 194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azeta Medica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74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Bank (Bethes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 Therapy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58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ral Physiology and Bio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s and I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03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tic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5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tic Vaccines and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tics (Austi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tics and Molecular B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etics and Molecula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ome (Ottawa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ome Biology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nomics (San Diego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04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eomicrobiolog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lycobi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2-00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lycoconjugat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57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Gut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2-87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aematologic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elicobacter (Cambridge, Mass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emoglob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63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epato-Gastroente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epatolog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eredity (Edinburgh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giene Alimen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stochemistry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stology and Hist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stopath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43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IV Clinical T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oehne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omeopathy (Edinburgh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 Revista (UFJF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&amp; Experimental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Bi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03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95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Genomics (Cessou em 2004. Cont. ISSN 1479-7364 Human Genomi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uman Reproducti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ybridoma (Larchmont.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Hydrobiologia (The Hague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EEE Transactions on Mag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12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EEE Transactions on Nanobi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heringia. Série Zo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biology (Jena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genetics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1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logical Investig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8-96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logy and Cel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mmunopharmacology and Immuno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58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dian Journal of Biotechn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9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door Ai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ection and 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ection Control and Hospit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ection, Genetic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93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ectious Agents and Canc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lammation Research (Printed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flammatory Bowe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sect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sect Molecu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5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sights (Clifton, N.J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Braz J Uro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Braz J Uro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Endodontic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Immuno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for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6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Applied Research in Veterinary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7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Applied Research in Veterinary Medic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97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Biomedical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Car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Diary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Food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Foo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5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Immuno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Impotenc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Molecular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Morph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aediatric Dent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1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eptide Research and Therapeu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lant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Poult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Quantum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STD &amp; A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9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Surgical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Systematic and Evolutionary Micro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nation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tervi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30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vertebrate Survival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3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vestigacion y Educacion en Enferme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74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AMA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AT. Journal of Applie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Brasileiro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Brasileiro de Nef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Brasileiro de Pa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Brasileiro de Pneu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da LIRN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de Mycologie Médica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ffective Disord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ntibiotics (Tokyo.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ntimicrobial Chemotherap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pplied Or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pplied Oral 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pplied Phy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rchaeolog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Auto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chemical and Biophysical Meth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energetics and Biomembra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ge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logical Chemis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logical Edu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logical Sciences (Faisalaba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medical Science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5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molecular Scree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ardiovascular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hemical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hemical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hemotherapy (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Period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omparative Neurology (191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omparative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72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omputer Science and Systems 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utaneous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Cystic Fibro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Dai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18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Drug Targe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6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tom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50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zyme Inhibition (Print) (Cessou em 2002. Cont. ISSN 1475-6366 Journal of Enzyme Inhibition and Medicinal Chemistry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ssential Oil-Bearing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thn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06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volutionary Biology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xperi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Experimental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Fish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Gastroenterology and Hep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General and Applied Micr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Gener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Helmin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Hered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18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mmunoassay &amp; Immuno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mmun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sect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4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sect Scienc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9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terferon &amp; Cytoki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vertebrate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90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vestigational Allergology &amp; Clinical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64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Laparoendoscopic &amp; Advanced Surgical Techniques. Part 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Leukocyt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Lipi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Liposom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5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Lower Genital Tract Disea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agnetism and Magnet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aterials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al Ento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al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al Pri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embran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icrobi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icrobiology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icrosco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and Cellular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8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and Genetic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His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18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Microbiology and Biotechnology (Base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Molluscan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anoparticl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atural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eural Transmis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euro-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euro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europathology and Experimental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Neuroscience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Oral Pathology &amp;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eriodo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eriodontology (197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armacy and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hytopathology (198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lankt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lant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80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rotein Chemistry (Print) (Cessou em 2003. Cont. ISSN 1572-3887 The Protein Jour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Proteom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Reproduc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Structur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American Society for Information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4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American Veterinary Medical Assoc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7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Chilean Chemical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0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International Academy of Periodon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0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International Association of Physicians in AIDS Care (Chicago, Ill. :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Neur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4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Peripheral Nervous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ropical E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Tropical Pediatrics (198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ctor E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3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terinary Diagnostic Investig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72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terinary Medic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45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terinary Medicine. B, Infectious Diseases and Veterinary Public Health (Online) (Cessou em 2006. Cont. ISSN 1863-2378 Zoonoses and Public Health (Interne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terinary Medicine. Series B (Cessou em 2006. Cont. ISSN 1863-1959 Zoonoses and Public Health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84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eterinary Science (Seoul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05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iral Hepatit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ir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Water and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5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Wildlife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ournal of Zoology (198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Kidney &amp; Blood Pressur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Kidne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Kinetoplastid Biology and Disease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40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Korean Journal of Parasit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0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ancet.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pros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tters in Applied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tters in Drug Design &amp; Discov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ukemia &amp; Lymphom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ife Sciences (197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63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ipid Insigh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ip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iver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ivestock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undiana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Lupus (Basingstok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gnetic Resonance in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laria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89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mmalian Genom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5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rine Ecology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té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aterials Research (São Carl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and Veterinary Entom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Hypothe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5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Mycology (Oxford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Mycology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0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al Science Monit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ina (USP.FM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lanoma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tals Materials and Proces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7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ethods in Molecular Biology (Clifton, N.J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4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e (Washington, D.C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es and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al Cell Factor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al Drug Resistance (Larchmont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al Pathogene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ologia in Fo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ology (New York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ology (Readin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biology and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6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circulation (New York, N.Y. 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n (Oxford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croscopy Research and Techniqu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7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lchwissenschaft / Milk Science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inerals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4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&amp; Cellular Prote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and Cellular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and Cellular Prob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5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Biology of the Cell (Cessou em 2007. Cont. ISSN 1939-4586 Molecular Biology of the Cell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5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Canc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9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Carcino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Ecology Not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Medicine (Cambridge, Mas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lecular Plant-Microbe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ovement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uscle &amp; Nerv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utation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9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utation Research. Fundamental and Molecular Mechanisms of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5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pathologia (1975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pathologia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rrhiza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Mycoses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anomedicine (New Yor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97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oplasia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5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oplasia (Basingstoke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oplasia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otropical Biology and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otropical Entom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phrology (Carlt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phrology Dialysis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phron. Experimental Neph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urobiology of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urochemist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uroimmunomodulation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uroscience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itric Oxid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osso Clín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6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uclear Receptor Signal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utri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Nutrit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besit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39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cular Immunology and Inflamm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ikos (Kobenhav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ncology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8-92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nline Journal of Veterinary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phthalmologica (Bas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ral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ral 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steoarthritis and Cartila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Otolaryngology and Head and Neck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@rt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kistan Journal of Bi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473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leopathology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ncreas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9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ncre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e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e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33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es &amp; Vecto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ología Latinoamerican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ology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ology Research (1987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7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itology Today (Regular ed. Print) (Cessou em 2000. Cont. ISSN 1471-4922 Trends in Parasit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29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rassitologia (Ro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3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tología (Méx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attern Recogn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Blood &amp; Canc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Diabet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Nephrology (Berlin, Wes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Neu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diatr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ptides (New York, N.Y. 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squisa Veterinár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st Management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esticidas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armaceutica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armacognosy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armacology, Biochemistry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otochemistry and Phot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082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ycological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hytomedicine (Stuttga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centa (East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 and Soi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 Cell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 Physiology (Bethesd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 Physiology and Biochemistr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 Science (Limeric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nta Me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1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asmid (San Dieg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12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o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oS Neglected Tropic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os O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LoS Pathoge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17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olish Journal of Veterinary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olymer Engineering an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79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oultry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ática Hospita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eventive Veterinary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ceedings of the Entomological Society of Washingt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cess Biochemistry (199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gress in Biomedical Optics and Imag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88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staglandins &amp; Other Lipid Mediato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tein and Peptid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9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teom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46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rotist (Jen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TR. Phytotherap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ublic Health Nutrition (Walling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ublic Health Reports (197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ulmonary Pharmacology &amp;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45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Pure and Applied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Quaternar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Química No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adiation Physics and Chemistry (199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75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adi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BPG. Revista Brasileira de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6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cent Advances &amp; Research Upda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cent Patents on DNA &amp; Gene Sequ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gulatory Peptid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nal Fail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production (Cambrid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productive Biology and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search in Microbiolog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search in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spiratory Physiology &amp; Neu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2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ews in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aiana de Saúde Pu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Analises Clin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Botân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Cance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Enfermagem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Odon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Zoo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Ce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22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Científica (Maracaib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Científica Eletrônic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Biologia e Ciências da Ter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Biologia e Saúde da UNISE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Ciências Médicas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9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Iniciação Científica (USP 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Microbiologia (Impresso) (Cessou em 1999. Cont. ISSN 1517-8382 Brazilian Journal of Microbi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8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Microbiologia (Online) (Cessou em 1999. Cont. ISSN 1678-4405 Brazilian Journal of Microbiology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Patolog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Saúde Públ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e Saúde Públ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FAME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Fitos (ALANA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7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Gestão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Iberoamericana de M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Infecto A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9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INPEO de Odon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594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Latinoamericana de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Médica de Chile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4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Mexicana de Biodiversi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Odonto Ciênci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3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Panamericana de Infectologí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ista Paraense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55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ue de Médecine Vétérinai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7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evue de Stomatologie et de Chirurgie Maxillo-Facia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2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heumat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Rheumatology International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ão Paulo Medical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2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andinavian Journal of Gastroenterology (Trykt utg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andinavian Journal of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andinavian Journal of Infectious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74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andinavian Journal of Rheumat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cientia Agrícol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emina. Ciências Agrá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2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eminars in Neph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7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exually Transmitted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97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exually Transmitted Infe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hock (Augusta, G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itientibus. Série Ciências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mall Ruminan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5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ociety for General Microbiology Quarterly (Cessou em 1998. Cont. ISSN 1464-0570 Microbiology Toda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oci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oil &amp; Tillag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oil Biology &amp;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pectroscopy (Ottaw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43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pringer Seminars in Immunopathology (Cessou em 2006. Cont. ISSN 1863-2297 Seminars in Immunopath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6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tudies in My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ubstance Use &amp; Misu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umma Phytopatholog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5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urgical Laparoscopy, Endoscopy &amp; Percutaneous Techniqu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urgical Neu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511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ymbiosis (Philadelphia, Pa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ystematic and Applied Acar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202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ystematic and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Systematic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American Heart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FEB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6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ISME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26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Applied Research in Veterinary Medicine (Cessou em 2004. Cont. ISSN 1559-4602 International Journal of Applied Research in Veterinary Medic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Asthm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71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Cetacean Research and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83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Clinical Dent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Essential Oi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Eukaryotic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Hospital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66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Immunology (1950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Parasi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U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37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Open Mycolog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Pediatric Infectious Diseas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erioge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56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rombosi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hyroid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issue &amp; Cel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issue Antige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oxic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oxic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oxicology and Applie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oxicology in Vit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oxicon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2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ansplant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ansplant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ansplantation Proceedin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52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ends in Genetic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0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end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end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614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rends in Pharmacological Sciences (Regular ed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Tuberculosis (Edinburg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883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Urologia Pan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Urology (Ridgewood, N.J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accine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ária e Zootecnia (UNE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ária em Foco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Clinical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Microbiology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Ophthalm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Pathology (Cessou em uuu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eterinary Research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24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al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chows Archiv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2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olog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us Ge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ater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orld Journal of 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orld Mycotoxin Jour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CIÊNCIAS BIOLÓGICAS III <text:s text:c="26"/></text:p>
          </table:table-cell>
          <table:table-cell office:value-type="string">
            <text:p>Wound Repair and Regener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CIÊNCIAS BIOLÓGICAS III <text:s text:c="26"/></text:p>
          </table:table-cell>
          <table:table-cell office:value-type="string">
            <text:p>Yeast (Chichester, Eng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81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eitschrift für Pflanzenkrankheiten und Pflanzenschutz (1970) / Journal of Plant Diseases and Protection (1970) (Cessou em 2005. Cont. ISSN 1861-3829 Journal of Plant Diseases and Protection (2006. 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oonoses and Public Health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1959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oonoses and Public Healt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0-9551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oosystema (Paris. Imprim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ootaxa (Auckland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CIÊNCIAS BIOLÓGICAS III <text:s text:c="26"/></text:p>
          </table:table-cell>
          <table:table-cell office:value-type="string">
            <text:p>Zootax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1:54</dc:date>
    <dc:creator>Marco Silva</dc:creator>
    <meta:document-statistic meta:table-count="1" meta:cell-count="5840" meta:object-count="0"/>
    <meta:generator>OpenOffice.org/3.2$Unix OpenOffice.org_project/320m12$Build-9483</meta:generator>
  </office:meta>
</office:document-meta>
</file>